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style="normal" officeooo:rsid="00111af1" officeooo:paragraph-rsid="00111af1" fo:background-color="#ffffff"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font-size="16pt" fo:font-style="normal" officeooo:rsid="00111af1" officeooo:paragraph-rsid="001685bd" fo:background-color="#ffffff" style:font-size-asian="16pt" style:font-style-asian="normal" style:font-size-complex="16pt" style:font-style-complex="normal"/>
    </style:style>
    <style:style style:name="P3" style:family="paragraph" style:parent-style-name="Standard">
      <style:paragraph-properties fo:text-align="justify" style:justify-single-word="false"/>
      <style:text-properties fo:font-size="16pt" fo:font-style="normal" officeooo:rsid="0014d132" officeooo:paragraph-rsid="0014d132" fo:background-color="#ffffff" style:font-size-asian="16pt" style:font-style-asian="normal" style:font-size-complex="16pt" style:font-style-complex="normal"/>
    </style:style>
    <style:style style:name="P4" style:family="paragraph" style:parent-style-name="Standard">
      <style:paragraph-properties fo:text-align="justify" style:justify-single-word="false"/>
      <style:text-properties fo:font-size="16pt" fo:font-style="normal" fo:font-weight="bold" officeooo:rsid="00111af1" officeooo:paragraph-rsid="00111af1" fo:background-color="#ffffff" style:font-size-asian="16pt" style:font-style-asian="normal" style:font-weight-asian="bold" style:font-size-complex="16pt" style:font-style-complex="normal" style:font-weight-complex="bold"/>
    </style:style>
    <style:style style:name="P5" style:family="paragraph" style:parent-style-name="Standard">
      <style:paragraph-properties fo:text-align="justify" style:justify-single-word="false"/>
      <style:text-properties fo:font-size="16pt" fo:font-style="normal" fo:font-weight="bold" officeooo:rsid="00111af1" officeooo:paragraph-rsid="001685bd" fo:background-color="#ffffff"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6pt" fo:font-style="normal" fo:font-weight="bold" officeooo:rsid="00111af1" officeooo:paragraph-rsid="001f91c5" fo:background-color="#ffffff" style:font-size-asian="16pt" style:font-style-asian="normal" style:font-weight-asian="bold" style:font-size-complex="16pt" style:font-style-complex="normal" style:font-weight-complex="bold"/>
    </style:style>
    <style:style style:name="P7" style:family="paragraph" style:parent-style-name="Standard">
      <style:paragraph-properties fo:text-align="justify" style:justify-single-word="false"/>
      <style:text-properties fo:font-size="16pt" fo:font-style="normal" fo:font-weight="bold" officeooo:rsid="00100cff" officeooo:paragraph-rsid="000f7904" fo:background-color="#ffffff" style:font-size-asian="16pt" style:font-style-asian="normal" style:font-weight-asian="bold" style:font-size-complex="16pt" style:font-style-complex="normal" style:font-weight-complex="bold"/>
    </style:style>
    <style:style style:name="P8" style:family="paragraph" style:parent-style-name="Standard">
      <style:paragraph-properties fo:text-align="justify" style:justify-single-word="false"/>
      <style:text-properties fo:font-size="16pt" fo:font-style="normal" fo:font-weight="bold" officeooo:rsid="001685bd" officeooo:paragraph-rsid="001685bd" fo:background-color="#ffffff" style:font-size-asian="16pt" style:font-style-asian="normal" style:font-weight-asian="bold" style:font-size-complex="16pt" style:font-style-complex="normal" style:font-weight-complex="bold"/>
    </style:style>
    <style:style style:name="P9" style:family="paragraph" style:parent-style-name="Standard">
      <style:paragraph-properties fo:text-align="justify" style:justify-single-word="false"/>
      <style:text-properties fo:font-size="16pt" fo:font-style="normal" fo:font-weight="bold" officeooo:rsid="001b0a46" officeooo:paragraph-rsid="001b0a46" fo:background-color="#ffffff" style:font-size-asian="16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fo:font-size="16pt" fo:font-style="normal" fo:font-weight="bold" officeooo:rsid="0017f3b1" officeooo:paragraph-rsid="0016a475" fo:background-color="#ffffff" style:font-size-asian="16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text-properties fo:font-size="16pt" fo:font-style="normal" fo:font-weight="normal" officeooo:rsid="00111af1" officeooo:paragraph-rsid="001685bd" fo:background-color="#ffffff"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fo:font-size="16pt" fo:font-style="normal" fo:font-weight="normal" officeooo:rsid="0017f3b1" officeooo:paragraph-rsid="0017f3b1" fo:background-color="#ffffff"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font-style="normal" fo:font-weight="normal" officeooo:rsid="0020edca" officeooo:paragraph-rsid="0020edca" fo:background-color="#ffffff"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fo:font-weight="normal" officeooo:rsid="00111af1" officeooo:paragraph-rsid="001685bd" fo:background-color="#c9211e"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officeooo:paragraph-rsid="001685bd"/>
    </style:style>
    <style:style style:name="P16" style:family="paragraph" style:parent-style-name="Standard">
      <style:paragraph-properties fo:text-align="justify" style:justify-single-word="false"/>
      <style:text-properties officeooo:paragraph-rsid="0017f3b1"/>
    </style:style>
    <style:style style:name="P17" style:family="paragraph" style:parent-style-name="Standard">
      <style:paragraph-properties fo:text-align="justify" style:justify-single-word="false"/>
      <style:text-properties fo:font-weight="normal" officeooo:paragraph-rsid="0016a475" style:font-weight-asian="normal" style:font-weight-complex="normal"/>
    </style:style>
    <style:style style:name="P18" style:family="paragraph" style:parent-style-name="Standard">
      <style:paragraph-properties fo:text-align="justify" style:justify-single-word="false"/>
      <style:text-properties fo:font-weight="normal" officeooo:paragraph-rsid="001685bd" style:font-weight-asian="normal" style:font-weight-complex="normal"/>
    </style:style>
    <style:style style:name="P19" style:family="paragraph" style:parent-style-name="Standard">
      <style:paragraph-properties fo:text-align="justify" style:justify-single-word="false"/>
      <style:text-properties fo:font-size="15pt" fo:font-style="normal" fo:font-weight="normal" officeooo:rsid="00111af1" officeooo:paragraph-rsid="001685bd" fo:background-color="#ffffff"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justify" style:justify-single-word="false"/>
      <style:text-properties fo:font-size="15pt" fo:font-style="normal" fo:font-weight="normal" officeooo:rsid="00111af1" officeooo:paragraph-rsid="001f91c5" fo:background-color="#ffffff"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justify" style:justify-single-word="false"/>
      <style:text-properties fo:font-size="16pt" fo:font-style="normal" fo:font-weight="normal" officeooo:rsid="0016a475" officeooo:paragraph-rsid="0016a475" fo:background-color="#ffffff"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justify" style:justify-single-word="false"/>
      <style:text-properties fo:font-size="16pt" fo:font-style="normal" fo:font-weight="normal" officeooo:rsid="0017f3b1" officeooo:paragraph-rsid="0017f3b1" fo:background-color="#ffffff"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justify" style:justify-single-word="false"/>
      <style:text-properties fo:font-size="16pt" fo:font-style="normal" fo:font-weight="normal" officeooo:rsid="0024d812" officeooo:paragraph-rsid="0024d812" fo:background-color="#ffffff"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justify" style:justify-single-word="false"/>
      <style:text-properties officeooo:paragraph-rsid="001685bd"/>
    </style:style>
    <style:style style:name="P25" style:family="paragraph" style:parent-style-name="Standard">
      <style:paragraph-properties fo:text-align="justify" style:justify-single-word="false"/>
      <style:text-properties officeooo:paragraph-rsid="0017f3b1"/>
    </style:style>
    <style:style style:name="P26" style:family="paragraph" style:parent-style-name="Standard">
      <style:paragraph-properties fo:text-align="justify" style:justify-single-word="false"/>
      <style:text-properties fo:color="#000000" fo:font-size="16pt" fo:font-style="normal" fo:font-weight="bold" officeooo:rsid="00111af1" officeooo:paragraph-rsid="0017f3b1" fo:background-color="#c9211e" style:font-size-asian="16pt" style:font-style-asian="normal" style:font-weight-asian="bold" style:font-size-complex="16pt" style:font-style-complex="normal" style:font-weight-complex="bold"/>
    </style:style>
    <style:style style:name="P27" style:family="paragraph" style:parent-style-name="Standard">
      <style:paragraph-properties fo:text-align="justify" style:justify-single-word="false"/>
      <style:text-properties fo:color="#000000" fo:font-size="16pt" fo:font-style="normal" fo:font-weight="bold" officeooo:rsid="00111af1" officeooo:paragraph-rsid="0022f5a6" fo:background-color="#c9211e" style:font-size-asian="16pt" style:font-style-asian="normal" style:font-weight-asian="bold" style:font-size-complex="16pt" style:font-style-complex="normal" style:font-weight-complex="bold"/>
    </style:style>
    <style:style style:name="P28" style:family="paragraph" style:parent-style-name="Standard">
      <style:paragraph-properties fo:text-align="justify" style:justify-single-word="false"/>
      <style:text-properties fo:color="#000000" fo:font-size="16pt" fo:font-style="normal" fo:font-weight="normal" officeooo:rsid="00111af1" officeooo:paragraph-rsid="0022f5a6" fo:background-color="#c9211e" style:font-size-asian="16pt" style:font-style-asian="normal" style:font-weight-asian="normal" style:font-size-complex="16pt" style:font-style-complex="normal" style:font-weight-complex="normal"/>
    </style:style>
    <style:style style:name="P29" style:family="paragraph" style:parent-style-name="Standard">
      <style:paragraph-properties fo:text-align="justify" style:justify-single-word="false"/>
      <style:text-properties fo:color="#000000" fo:font-size="16pt" fo:font-style="normal" officeooo:rsid="00111af1" officeooo:paragraph-rsid="00111af1" fo:background-color="#ffffff" style:font-size-asian="16pt" style:font-style-asian="normal" style:font-size-complex="16pt" style:font-style-complex="normal"/>
    </style:style>
    <style:style style:name="T1" style:family="text">
      <style:text-properties officeooo:rsid="0012e0c3"/>
    </style:style>
    <style:style style:name="T2" style:family="text">
      <style:text-properties fo:font-weight="bold" style:font-weight-asian="bold" style:font-weight-complex="bold"/>
    </style:style>
    <style:style style:name="T3" style:family="text">
      <style:text-properties officeooo:rsid="001362a5"/>
    </style:style>
    <style:style style:name="T4" style:family="text">
      <style:text-properties officeooo:rsid="001685bd"/>
    </style:style>
    <style:style style:name="T5" style:family="text">
      <style:text-properties fo:font-size="16pt" fo:font-style="normal" fo:font-weight="bold" officeooo:rsid="00111af1" fo:background-color="#ffffff" loext:char-shading-value="0" style:font-size-asian="16pt" style:font-style-asian="normal" style:font-weight-asian="bold" style:font-size-complex="16pt" style:font-style-complex="normal" style:font-weight-complex="bold"/>
    </style:style>
    <style:style style:name="T6" style:family="text">
      <style:text-properties fo:font-size="16pt" fo:font-style="normal" fo:font-weight="bold" officeooo:rsid="0017f3b1" fo:background-color="#ffffff" loext:char-shading-value="0" style:font-size-asian="16pt" style:font-style-asian="normal" style:font-weight-asian="bold" style:font-size-complex="16pt" style:font-style-complex="normal" style:font-weight-complex="bold"/>
    </style:style>
    <style:style style:name="T7" style:family="text">
      <style:text-properties fo:font-size="16pt" fo:font-style="normal" fo:font-weight="bold" officeooo:rsid="001b0a46" fo:background-color="#ffffff" loext:char-shading-value="0" style:font-size-asian="16pt" style:font-style-asian="normal" style:font-weight-asian="bold" style:font-size-complex="16pt" style:font-style-complex="normal" style:font-weight-complex="bold"/>
    </style:style>
    <style:style style:name="T8" style:family="text">
      <style:text-properties fo:font-size="16pt" fo:font-style="normal" officeooo:rsid="00111af1" fo:background-color="#ffffff" loext:char-shading-value="0" style:font-size-asian="16pt" style:font-style-asian="normal" style:font-size-complex="16pt" style:font-style-complex="normal"/>
    </style:style>
    <style:style style:name="T9" style:family="text">
      <style:text-properties fo:font-size="16pt" fo:font-style="normal" officeooo:rsid="0016a475" fo:background-color="#ffffff" loext:char-shading-value="0" style:font-size-asian="16pt" style:font-style-asian="normal" style:font-size-complex="16pt" style:font-style-complex="normal"/>
    </style:style>
    <style:style style:name="T10" style:family="text">
      <style:text-properties fo:font-size="16pt" fo:font-style="normal" officeooo:rsid="0017f3b1" fo:background-color="#ffffff" loext:char-shading-value="0" style:font-size-asian="16pt" style:font-style-asian="normal" style:font-size-complex="16pt" style:font-style-complex="normal"/>
    </style:style>
    <style:style style:name="T11" style:family="text">
      <style:text-properties fo:font-size="16pt" fo:font-style="normal" officeooo:rsid="001f91c5" fo:background-color="#ffffff" loext:char-shading-value="0" style:font-size-asian="16pt" style:font-style-asian="normal" style:font-size-complex="16pt" style:font-style-complex="normal"/>
    </style:style>
    <style:style style:name="T12" style:family="text">
      <style:text-properties fo:font-size="16pt" fo:font-style="normal" fo:font-weight="normal" officeooo:rsid="0016a475" fo:background-color="#ffffff" loext:char-shading-value="0" style:font-size-asian="16pt" style:font-style-asian="normal" style:font-weight-asian="normal" style:font-size-complex="16pt" style:font-style-complex="normal" style:font-weight-complex="normal"/>
    </style:style>
    <style:style style:name="T13" style:family="text">
      <style:text-properties fo:font-size="16pt" fo:font-style="normal" fo:font-weight="normal" officeooo:rsid="0022f5a6" fo:background-color="#ffffff" loext:char-shading-value="0" style:font-size-asian="16pt" style:font-style-asian="normal" style:font-weight-asian="normal" style:font-size-complex="16pt" style:font-style-complex="normal" style:font-weight-complex="normal"/>
    </style:style>
    <style:style style:name="T14" style:family="text">
      <style:text-properties fo:font-size="16pt" fo:font-style="normal" fo:font-weight="normal" officeooo:rsid="0017f3b1" fo:background-color="#ffffff" loext:char-shading-value="0" style:font-size-asian="16pt" style:font-style-asian="normal" style:font-weight-asian="normal" style:font-size-complex="16pt" style:font-style-complex="normal" style:font-weight-complex="normal"/>
    </style:style>
    <style:style style:name="T15" style:family="text">
      <style:text-properties fo:font-size="16pt" fo:font-style="normal" fo:font-weight="normal" officeooo:rsid="00111af1" fo:background-color="#ffffff" loext:char-shading-value="0" style:font-size-asian="16pt" style:font-style-asian="normal" style:font-weight-asian="normal" style:font-size-complex="16pt" style:font-style-complex="normal" style:font-weight-complex="normal"/>
    </style:style>
    <style:style style:name="T16" style:family="text">
      <style:text-properties fo:font-size="16pt" fo:font-style="normal" fo:font-weight="normal" officeooo:rsid="0024d812" fo:background-color="#ffffff" loext:char-shading-value="0" style:font-size-asian="16pt" style:font-style-asian="normal" style:font-weight-asian="normal" style:font-size-complex="16pt"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2f5a6" style:font-weight-asian="normal" style:font-weight-complex="normal"/>
    </style:style>
    <style:style style:name="T19" style:family="text">
      <style:text-properties fo:font-weight="normal" officeooo:rsid="0024f8ea" style:font-weight-asian="normal" style:font-weight-complex="normal"/>
    </style:style>
    <style:style style:name="T20" style:family="text">
      <style:text-properties fo:font-weight="normal" officeooo:rsid="0016a475" fo:background-color="#ffffff" loext:char-shading-value="0" style:font-weight-asian="normal" style:font-weight-complex="normal"/>
    </style:style>
    <style:style style:name="T21" style:family="text">
      <style:text-properties fo:font-weight="normal" officeooo:rsid="0016a475" fo:background-color="#ffffff" loext:char-shading-value="0" style:font-weight-asian="normal" style:font-weight-complex="normal"/>
    </style:style>
    <style:style style:name="T22" style:family="text">
      <style:text-properties officeooo:rsid="001915e8"/>
    </style:style>
    <style:style style:name="T23" style:family="text">
      <style:text-properties fo:background-color="#c9211e" loext:char-shading-value="0"/>
    </style:style>
    <style:style style:name="T24" style:family="text">
      <style:text-properties officeooo:rsid="001362a5" fo:background-color="#c9211e" loext:char-shading-value="0"/>
    </style:style>
    <style:style style:name="T25" style:family="text">
      <style:text-properties officeooo:rsid="0012e0c3" fo:background-color="#c9211e" loext:char-shading-value="0"/>
    </style:style>
    <style:style style:name="T26" style:family="text">
      <style:text-properties officeooo:rsid="0016a475" fo:background-color="#ffffff" loext:char-shading-value="0"/>
    </style:style>
    <style:style style:name="T27" style:family="text">
      <style:text-properties officeooo:rsid="0022f5a6" fo:background-color="#ffffff" loext:char-shading-value="0"/>
    </style:style>
    <style:style style:name="T28" style:family="text">
      <style:text-properties officeooo:rsid="0024d812"/>
    </style:style>
    <style:style style:name="T29" style:family="text">
      <style:text-properties officeooo:rsid="0024f8ea"/>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blématique : Comment la biréfringence peut-elle être <text:span text:style-name="T4">exploitée dans les technologies d’affichages telles que les écrans LCD pour produire des images de haute qualités à contraste (=netteté) élevé.</text:span></text:p>
      <text:p text:style-name="P7"/>
      <text:p text:style-name="P8">Préambule :<text:span text:style-name="T17"> </text:span><text:span text:style-name="T18">J</text:span><text:span text:style-name="T17">’ai découvert la biréfringence par mon frère, </text:span><text:span text:style-name="T18">en effet il m’en a parlé et cela m’a intrigué donc je me suis renseigné en faisant des recherche. Et j’en ai pensé à faire mon sujet orale de la physique en l’adaptant au domaine de l’optique.</text:span><text:span text:style-name="T17"> </text:span></text:p>
      <text:p text:style-name="P7"/>
      <text:p text:style-name="P16"><text:span text:style-name="T5">I) </text:span><text:span text:style-name="T7">Compréhension</text:span><text:span text:style-name="T5"> de la Biréfringence :</text:span></text:p>
      <text:p text:style-name="P26"/>
      <text:p text:style-name="P28"><text:span text:style-name="T26">La biréfringence est un phénomène optique qui se produit lorsqu'un matériau présente des propriétés optiques différentes selon la direction dans laquelle la lumière le traverse. En d'autres termes, la lumière se propage à des vitesses différentes à travers le matériau en fonction de sa polarisation et de la direction de propagation. </text:span><text:span text:style-name="T27">Cela crée ainsi une double réfraction.</text:span></text:p>
      <text:p text:style-name="P16"><text:span text:style-name="T12"><text:tab/>Lorsqu'un matériau présente une double réfraction, cela signifie qu'il divise la lumière en deux rayons distincts au lieu d'un seul lorsqu'elle le traverse. Cela se produit généralement dans les cristaux biréfringents. N</text:span><text:span text:style-name="T13">ormalement, l</text:span><text:span text:style-name="T12">a lumière se propage en ligne droite, mais dans ces matériaux, elle se divise en deux directions, avec des vitesses différentes, créant ainsi deux rayons séparés. </text:span></text:p>
      <text:p text:style-name="P27"><text:span text:style-name="T21"><text:tab/>Dan</text:span><text:span text:style-name="T20">s un matériau biréfringent, la lumière peut être séparée en deux polarisations orthogonales qui se propagent à des vitesses différentes, créant ainsi deux rayons distincts. Ce phénomène peut être observé dans certains cristaux, les fibres optiques, les plastiques et d'autres matériaux.</text:span></text:p>
      <text:p text:style-name="P21"><text:tab/>La biréfringence est utilisée dans diverses applications, telles que la polarisation de la lumière, la fabrication de filtres optiques et la mesure de contraintes dans les matériaux.</text:p>
      <text:p text:style-name="P21"/>
      <text:p text:style-name="P17"><text:span text:style-name="T9">- </text:span><text:span text:style-name="T10">schém</text:span><text:span text:style-name="T11">a (à faire)</text:span></text:p>
      <text:p text:style-name="P10"/>
      <text:p text:style-name="P13">Site : https://pod.univ-cotedazur.fr/video/8554-birefringence/</text:p>
      <text:p text:style-name="P5"/>
      <text:p text:style-name="P15"><text:span text:style-name="T5"/></text:p>
      <text:p text:style-name="P15"><text:span text:style-name="T5"/></text:p>
      <text:p text:style-name="P15"><text:span text:style-name="T5"/></text:p>
      <text:p text:style-name="P15"><text:span text:style-name="T5"/></text:p>
      <text:p text:style-name="P15"><text:soft-page-break/><text:span text:style-name="T5">II) F</text:span><text:span text:style-name="T6">onctionnement des écrans LCD (= téléphone, ordi, télé …)</text:span></text:p>
      <text:p text:style-name="P11"/>
      <text:p text:style-name="P18"><text:span text:style-name="T8">- </text:span><text:span text:style-name="T10">Schéma et leurs rôles :</text:span></text:p>
      <text:p text:style-name="P12"/>
      <text:p text:style-name="P20">La source de lumière émet de la lumière non polarisée.</text:p>
      <text:p text:style-name="P20">La lumière traverse un premier polariseur, qui ne laisse passer que la lumière polarisée dans une direction donnée.</text:p>
      <text:p text:style-name="P20">Ensuite, la lumière polarisée atteint le cristal liquide dans l'écran. Les molécules de cristaux liquides ont une structure qui modifie la polarisation de la lumière en fonction de l'intensité du champ électrique appliqué.</text:p>
      <text:p text:style-name="P20">Le filtre polarisant suivant est orienté perpendiculairement au premier polariseur. Lorsque la lumière traverse le cristal liquide, sa polarisation est modifiée en fonction du champ électrique, ce qui affecte la manière dont elle interagit avec le filtre polarisant.</text:p>
      <text:p text:style-name="P20">Lorsque le champ électrique est appliqué, la lumière est modifiée de manière à passer à travers le filtre polarisant et atteindre l'écran, créant ainsi l'image que nous voyons.</text:p>
      <text:p text:style-name="P6"/>
      <text:p text:style-name="P23">Schéma :</text:p>
      <text:p text:style-name="P12"/>
      <text:p text:style-name="P12"/>
      <text:p text:style-name="P12"/>
      <text:p text:style-name="P12"/>
      <text:p text:style-name="P12"/>
      <text:p text:style-name="P12"/>
      <text:p text:style-name="P12"/>
      <text:p text:style-name="P12"/>
      <text:p text:style-name="P12"/>
      <text:p text:style-name="P12">- Composition écran LCD :</text:p>
      <text:p text:style-name="P12">La fabrication d'un écran LCD est un processus complexe, impliquant plusieurs étapes clés. Voici une vue d'ensemble simplifiée du processus :</text:p>
      <text:p text:style-name="P12"/>
      <text:p text:style-name="P12">1. Substrat de verre : Tout commence par deux substrats de verre ultra-minces, généralement de type silicate de sodium, qui serviront de bases pour l'écran.</text:p>
      <text:p text:style-name="P12"/>
      <text:p text:style-name="P12">2. Transistors TFT : Sur l'un des substrats de verre, une fine couche de transistors à couches minces (TFT) est déposée. Ces transistors agissent comme des interrupteurs pour chaque pixel de l'écran, contrôlant la quantité de lumière qui passe à travers.</text:p>
      <text:p text:style-name="P12"><text:soft-page-break/></text:p>
      <text:p text:style-name="P12">3. Couches de polarisation : Des couches de polarisation sont ajoutées sur les deux substrats de verre pour aider à orienter la lumière de manière appropriée.</text:p>
      <text:p text:style-name="P12"/>
      <text:p text:style-name="P12">4. Cristaux liquides : Une fine couche de cristaux liquides est ensuite ajoutée sur la couche de transistors TFT. Ces cristaux liquides changent d'orientation sous l'effet d'un champ électrique, contrôlant ainsi la quantité de lumière qui traverse chaque pixel.</text:p>
      <text:p text:style-name="P12"/>
      <text:p text:style-name="P12">5. Coloration : Pour les écrans couleur, des filtres de couleur sont ajoutés sur les pixels pour produire les couleurs souhaitées (rouge, vert, bleu).</text:p>
      <text:p text:style-name="P12"/>
      <text:p text:style-name="P12">6. Rétroéclairage : Pour éclairer l'écran, une source de lumière est placée derrière les deux substrats de verre. Historiquement, cela a été fait avec des lampes fluorescentes, mais de nos jours, les LED sont plus couramment utilisées en raison de leur efficacité énergétique et de leur durabilité.</text:p>
      <text:p text:style-name="P12"/>
      <text:p text:style-name="P16"><text:span text:style-name="T14">7. Assemblage : Les deux substrats de verre sont scellés ensemble avec un liquide spécial entre eux pour empêcher toute fuite et maintenir la pression uniforme. </text:span></text:p>
      <text:p text:style-name="P12"/>
      <text:p text:style-name="P12">8. Tests et contrôle qualité : Une fois assemblé, l'écran est soumis à une batterie de tests pour s'assurer qu'il fonctionne correctement et qu'il répond aux normes de qualité.</text:p>
      <text:p text:style-name="P12"/>
      <text:p text:style-name="P12"/>
      <text:p text:style-name="P12"><text:tab/>Les cristaux liquides sont des substances qui ont des propriétés intermédiaires entre celles des solides et des liquides. <text:span text:style-name="T28">Grâce à </text:span>leur capacité à réagir aux champs électriques, en modifiant leur arrangement moléculaire, <text:span text:style-name="T28">ils</text:span> influence<text:span text:style-name="T28">nt</text:span> la manière dont ils interagissent avec la lumière.</text:p>
      <text:p text:style-name="P12"/>
      <text:p text:style-name="P12">En contrôlant un champ électrique, il est possible de modifier l'alignement des molécules de cristal liquide, ce qui peut entraîner des changements dans leur indice de réfraction ou leur orientation moléculaire. Cela permet de créer des dispositifs optiques dits "à cristaux liquides" (LCD en anglais), largement utilisés dans les écrans d'ordinateurs, de téléphones <text:soft-page-break/>portables et de téléviseurs, ainsi que dans d'autres applications telles que les filtres optiques et les capteurs.</text:p>
      <text:p text:style-name="P19"/>
      <text:p text:style-name="P5"/>
      <text:p text:style-name="P5">III) <text:span text:style-name="T22">Utilisation de la Biréfringence dans les écrans LCD</text:span></text:p>
      <text:p text:style-name="P2"/>
      <text:p text:style-name="P15"><text:span text:style-name="T15">La polarisation de la lumière joue un rôle important dans la perception du contraste dans diverses situations. La polarisation de la lumière peut influencer le contraste </text:span><text:span text:style-name="T16">selon plusieurs facteur</text:span><text:span text:style-name="T15"> :</text:span></text:p>
      <text:p text:style-name="P11"/>
      <text:p text:style-name="P11"><text:tab/>- Réduction des reflets : <text:span text:style-name="T28">L</text:span>es surfaces réfléchissantes telles que l'eau, le verre ou les surfaces métalliques peuvent produire des reflets gênants. En utilisant des filtres polarisants, il est possible de bloquer sélectivement la lumière polarisée dans une certaine direction, ce qui permet de réduire efficacement les reflets et d'augmenter le contraste de l'image.</text:p>
      <text:p text:style-name="P11"><text:tab/>- Amélioration du contraste des écrans LCD : Dans les écrans LCD, la polarisation de la lumière est utilisée pour contrôler la quantité de lumière qui traverse l'écran. En modulant la polarisation de la lumière avec des cristaux liquides, il est possible de contrôler la luminosité des pixels individuels, ce qui permet d'améliorer le contraste de l'image affichée.</text:p>
      <text:p text:style-name="P11"><text:tab/>- Contraste des scènes naturelles : Dans la nature, la lumière du soleil est souvent partiellement polarisée en raison de la diffusion atmosphérique. En portant des lunettes de soleil polarisées, il est possible de filtrer sélectivement la lumière polarisée, ce qui peut améliorer le contraste et la clarté de la vision, en particulier dans des conditions de forte luminosité ou en présence de surfaces réfléchissantes.</text:p>
      <text:p text:style-name="P11"><text:tab/>- Imagerie médicale : En imagerie médicale, l'utilisation de techniques d'imagerie polarisée peut permettre d'améliorer le contraste des tissus biologiques, ce qui peut faciliter la détection de certaines anomalies ou pathologies.</text:p>
      <text:p text:style-name="P11"/>
      <text:p text:style-name="P11"/>
      <text:p text:style-name="P11"/>
      <text:p text:style-name="P9">IV) Ouverture</text:p>
      <text:p text:style-name="P9"/>
      <text:p text:style-name="P9"><text:span text:style-name="T17">P</text:span><text:span text:style-name="T19">hotographie et vidéographie : comment pourrait-on avoir une photo parfaite</text:span></text:p>
      <text:p text:style-name="P7"/>
      <text:p text:style-name="P2"><text:soft-page-break/>Exploration des Phénomènes d’Interférence dans les Ondes Lumineuses : Une Approche Optique à travers la Biréfringence</text:p>
      <text:p text:style-name="P5"/>
      <text:p text:style-name="P7"/>
      <text:p text:style-name="P4">I) Définition<text:span text:style-name="T3">s</text:span> de la Biréfringence</text:p>
      <text:p text:style-name="P29"><text:tab/>a) Principe<text:span text:style-name="T3">s</text:span> (définition<text:span text:style-name="T3">s</text:span> : onde, une interférence) →<text:span text:style-name="T1"> Phénomène</text:span></text:p>
      <text:p text:style-name="P1"><text:tab/>b) Facteurs, Matériaux Biréfringents : </text:p>
      <text:p text:style-name="P1"/>
      <text:p text:style-name="P1">- Les facteurs qui influent sur la biréfringence d'un matériau sont principalement liés à sa structure moléculaire et à sa composition chimique. Voici quelques-uns de ces facteurs :</text:p>
      <text:p text:style-name="P1"/>
      <text:p text:style-name="P1"><text:tab/>Structure moléculaire : La manière dont les molécules sont arrangées dans un matériau peut influencer sa biréfringence. Par exemple, les cristaux biréfringents ont une structure moléculaire ordonnée qui favorise la biréfringence.</text:p>
      <text:p text:style-name="P1"><text:tab/>Anisotropie : Les matériaux anisotropes ont des propriétés différentes selon la direction dans laquelle elles sont mesurées. Cette anisotropie peut être due à des différences dans la taille, la forme ou l'orientation des molécules.</text:p>
      <text:p text:style-name="P1"><text:tab/>Symétrie cristalline : Dans les cristaux, la biréfringence est souvent liée à la symétrie cristalline. Les cristaux présentant une symétrie plus faible ont tendance à être plus biréfringents.</text:p>
      <text:p text:style-name="P1"><text:tab/>Composition chimique : La composition chimique d'un matériau peut également affecter sa biréfringence. Par exemple, la présence d'ions ou de groupes fonctionnels asymétriques peut induire une biréfringence.</text:p>
      <text:p text:style-name="P1"><text:tab/>Conditions environnementales : Certains matériaux biréfringents peuvent présenter une dépendance de la température, de la pression ou d'autres conditions environnementales. Des changements dans ces conditions peuvent entraîner des variations de biréfringence.</text:p>
      <text:p text:style-name="P1"/>
      <text:p text:style-name="P1"/>
      <text:p text:style-name="P1">En ce qui concerne les matériaux biréfringents, ils peuvent être classés en plusieurs catégories, notamment :</text:p>
      <text:p text:style-name="P1"/>
      <text:p text:style-name="P1"><text:tab/>Cristaux biréfringents : Ces cristaux ont une structure moléculaire ordonnée qui favorise la biréfringence. Des exemples incluent le quartz, le calcite et le tourmaline.</text:p>
      <text:p text:style-name="P1"><text:soft-page-break/><text:tab/>Polymères biréfringents : Certains polymères présentent également une biréfringence en raison de leur structure moléculaire anisotrope. Des exemples incluent les films de polyéthylène téréphtalate (PET) et les films de polyvinylidène fluorure (PVDF).</text:p>
      <text:p text:style-name="P1"><text:tab/>Cristaux liquides : Les cristaux liquides sont des liquides qui présentent une structure moléculaire ordonnée à l'échelle nanométrique, ce qui peut induire une biréfringence. Ils sont largement utilisés dans les écrans LCD.</text:p>
      <text:p text:style-name="P1"><text:tab/>Fibres optiques biréfringentes : Certaines fibres optiques sont conçues pour être biréfringentes, ce qui leur permet de transmettre différentes polarisations de lumière à des vitesses différentes.</text:p>
      <text:p text:style-name="P1"/>
      <text:p text:style-name="P1">Ces matériaux biréfringents sont utilisés dans diverses applications, notamment en optique, en télécommunications, en imagerie médicale et dans les écrans d'affichage.</text:p>
      <text:p text:style-name="P1"/>
      <text:p text:style-name="P1"><text:span text:style-name="T2">II) Étude de cas :</text:span> Physique- structure matériaux</text:p>
      <text:p text:style-name="P1"><text:tab/><text:tab/><text:tab/> <text:s/>Biologie - <text:s/>l’imagerie tissu biologie</text:p>
      <text:p text:style-name="P1"><text:tab/><text:tab/><text:tab/> <text:s/>Optique – polarisateur et filtre polarisant </text:p>
      <text:p text:style-name="P4">III) <text:span text:style-name="T1">Conclusion</text:span></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4-03T18:17:08.089000000</meta:creation-date>
    <dc:date>2024-05-10T17:18:16.549000000</dc:date>
    <meta:editing-duration>PT4H27M26S</meta:editing-duration>
    <meta:editing-cycles>9</meta:editing-cycles>
    <meta:generator>LibreOffice/6.3.3.2$Windows_X86_64 LibreOffice_project/a64200df03143b798afd1ec74a12ab50359878ed</meta:generator>
    <meta:document-statistic meta:table-count="0" meta:image-count="0" meta:object-count="0" meta:page-count="6" meta:paragraph-count="57" meta:word-count="1454" meta:character-count="9839" meta:non-whitespace-character-count="8406"/>
  </office:meta>
</office:document-meta>
</file>